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www.practicalecommerce.com/articles/3396-10-Most-Important-Features-of-Ecommerce-Product-Pages">http://www.practicalecommerce.com/articles/3396-10-Most-Important-Features-of-Ecommerce-Product-Pages</text:a></text:p>
      <text:p text:style-name="Standard"/>
      <text:p text:style-name="Standard"><text:a xlink:type="simple" xlink:href="http://seekingalpha.com/article/2763455-alibaba-and-jd-com-business-model-analysis-which-is-better">http://seekingalpha.com/article/2763455-alibaba-and-jd-com-business-model-analysis-which-is-better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bqom </meta:initial-creator>
    <meta:creation-date>2014-11-26T23:28:41</meta:creation-date>
    <dc:date>2014-12-19T00:39:53</dc:date>
    <dc:creator>webqom </dc:creator>
    <meta:editing-duration>P0D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2" meta:word-count="2" meta:character-count="199" meta:non-whitespace-character-count="199"/>
  </office:meta>
</office:document-meta>
</file>